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4e4e" officeooo:paragraph-rsid="00074e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gs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21T00:54:45.296620427</meta:creation-date>
    <dc:date>2020-06-21T00:55:02.728031358</dc:date>
    <meta:editing-duration>PT19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4.4.2$Linux_X86_64 LibreOffice_project/706abf8817d63c225da2eaeb9c9523a7d4d3595c</meta:generator>
  </office:meta>
</office:document-meta>
</file>